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19.72mm" svg:height="129.88mm" svg:x="117.84mm" svg:y="24.44mm">
            <draw:object draw:notify-on-update-of-ranges="Hoja1.A1:Hoja1.A7 Hoja1.B1:Hoja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05:02:38.6976298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20:34:33.951047007</meta:creation-date>
    <dc:date>2020-10-29T05:06:37.385395504</dc:date>
    <meta:editing-duration>PT42M13S</meta:editing-duration>
    <meta:editing-cycles>8</meta:editing-cycles>
    <meta:generator>LibreOffice/6.0.7.3$Linux_X86_64 LibreOffice_project/00m0$Build-3</meta:generator>
    <meta:document-statistic meta:table-count="1" meta:cell-count="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 style:font-relief="embossed"/>
    </style:style>
    <style:style style:name="ch3" style:family="chart">
      <style:chart-properties chart:three-dimensional="true" chart:deep="true" chart:include-hidden-cells="false" chart:auto-position="true" chart:auto-size="true" chart:treat-empty-cells="ignore" chart:sort-by-x-valu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973cm" svg:height="12.989cm" xlink:href=".." xlink:type="simple" chart:class="chart:scatter" chart:style-name="ch1">
        <chart:title svg:x="9.349cm" svg:y="0.395cm" chart:style-name="ch2">
          <text:p>Time/Cores</text:p>
        </chart:title>
        <chart:plot-area chart:style-name="ch3" table:cell-range-address="Hoja1.A1:Hoja1.B7" svg:x="1.45cm" svg:y="1.601cm" svg:width="20.084cm" svg:height="10.14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3.205cm" svg:y="1.601cm" svg:width="17.381cm" svg:height="9.503cm"/>
          <dr3d:light dr3d:diffuse-color="#808080" dr3d:direction="(0 0 1)" dr3d:enabled="false" dr3d:specular="true"/>
          <dr3d:light dr3d:diffuse-color="#666666" dr3d:direction="(0.79454507191861 0.418485962005026 0.506031252290388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>
            <chart:title svg:x="7.029cm" svg:y="12.008cm" chart:style-name="ch5">
              <text:p>Software Threads for Intel 4770 (4 Cores, 8 Hyper-Threading)</text:p>
            </chart:title>
            <chart:grid chart:style-name="ch6" chart:class="major"/>
          </chart:axis>
          <chart:axis chart:dimension="y" chart:name="primary-y" chart:style-name="ch4">
            <chart:title svg:x="0.451cm" svg:y="7.367cm" chart:style-name="ch7">
              <text:p>Seconds</text:p>
            </chart:title>
            <chart:grid chart:style-name="ch6" chart:class="major"/>
          </chart:axis>
          <chart:axis chart:dimension="z" chart:name="primary-z" chart:style-name="ch4">
            <chart:grid chart:style-name="ch6" chart:class="major"/>
          </chart:axis>
          <chart:series chart:style-name="ch8" chart:values-cell-range-address="Hoja1.B1:Hoja1.B7" chart:class="chart:scatter">
            <chart:domain table:cell-range-address="Hoja1.A1:Hoja1.A7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:Hoja1.A7</svg:desc>
                </draw:g>
              </table:table-cell>
              <table:table-cell office:value-type="float" office:value="91">
                <text:p>91</text:p>
                <draw:g>
                  <svg:desc>Hoja1.B1:Hoja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